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15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15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15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15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15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15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15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15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16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16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16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16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0.012434" calcext:value-type="float">
            <text:p>0.012434</text:p>
          </table:table-cell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0:24:55.159650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3:13:35.460497858</dc:date>
    <meta:editing-duration>P1DT2H11M43S</meta:editing-duration>
    <meta:editing-cycles>144</meta:editing-cycles>
    <meta:generator>LibreOffice/5.1.6.2$Linux_X86_64 LibreOffice_project/10m0$Build-2</meta:generator>
    <meta:document-statistic meta:table-count="3" meta:cell-count="1649" meta:object-count="0"/>
  </office:meta>
</office:document-meta>
</file>